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3.81cm"/>
    </style:style>
    <style:style style:name="Table1.D" style:family="table-column">
      <style:table-column-properties style:column-width="3.80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Bullet" style:list-style-name="WWNum1"/>
    <style:style style:name="P2" style:family="paragraph" style:parent-style-name="List_20_Number" style:list-style-name="WWNum5"/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ee9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Mahesh Patel</text:span> has been an invaluable member of our team, bringing his expertise and dedication to every project undertaken. With 5 years of experience in IT industry, he has consistently delivered exceptional results and contributed significantly to our organization's success.</text:p>
      <text:p text:style-name="Standard"><text:line-break/>Project:</text:p>
      <text:list xml:id="list323442925" text:style-name="WWNum5">
        <text:list-item>
          <text:p text:style-name="P2">first project in ordered list</text:p>
        </text:list-item>
        <text:list-item>
          <text:p text:style-name="P2">second project in ordered list</text:p>
        </text:list-item>
        <text:list-item>
          <text:p text:style-name="P2">third project in ordered list</text:p>
        </text:list-item>
      </text:list>
      <text:p text:style-name="Standard"><text:line-break/>Skills:</text:p>
      <text:list xml:id="list897158275" text:style-name="WWNum1">
        <text:list-item>
          <text:p text:style-name="P1">Python programming</text:p>
        </text:list-item>
        <text:list-item>
          <text:p text:style-name="P1">Data analysis</text:p>
        </text:list-item>
        <text:list-item>
          <text:p text:style-name="P1">Problem-solving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>Total no of years</text:p>
          </table:table-cell>
          <table:table-cell table:style-name="Table1.A1" office:value-type="string">
            <text:p text:style-name="P3">Total Working Days</text:p>
          </table:table-cell>
          <table:table-cell table:style-name="Table1.A1" office:value-type="string">
            <text:p text:style-name="P3">Worked Days</text:p>
          </table:table-cell>
          <table:table-cell table:style-name="Table1.A1" office:value-type="string">
            <text:p text:style-name="P3">Leaves</text:p>
          </table:table-cell>
        </table:table-row>
        <table:table-row table:style-name="Table1.1"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1056</text:p>
          </table:table-cell>
          <table:table-cell table:style-name="Table1.A1" office:value-type="string">
            <text:p text:style-name="P3">1016</text:p>
          </table:table-cell>
          <table:table-cell table:style-name="Table1.A1" office:value-type="string">
            <text:p text:style-name="P3">Total Leaves: 40<text:line-break/>Paid Leave: 25<text:line-break/>Sick Leave: 5<text:line-break/>Unpaid Leave: 10</text:p>
          </table:table-cell>
        </table:table-row>
      </table:table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Employee Experience Certificat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4-02-26T14:43:41.397792895</dc:date>
    <meta:editing-duration>PT28S</meta:editing-duration>
    <meta:generator>LibreOffice/7.3.7.2$Linux_X86_64 LibreOffice_project/30$Build-2</meta:generator>
    <meta:document-statistic meta:table-count="1" meta:image-count="0" meta:object-count="0" meta:page-count="1" meta:paragraph-count="18" meta:word-count="96" meta:character-count="590" meta:non-whitespace-character-count="516"/>
    <meta:user-defined meta:name="AppVersion">14.0000</meta:user-defined>
    <meta:template xlink:type="simple" xlink:actuate="onRequest" xlink:title="Normal.dotm" xlink:href=""/>
  </office:meta>
</office:document-meta>
</file>